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E0000005E81685629EF3C4D97E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533cm, 18.069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534cm" svg:height="9.9cm" svg:x="1.084cm" svg:y="4.291cm">
          <draw:image xlink:href="Pictures/10000000000007E0000005E81685629EF3C4D97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15T13:20:46.938614843</dc:date>
    <meta:editing-duration>PT3M38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